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56mm"/>
    </style:style>
    <style:style style:name="co5" style:family="table-column">
      <style:table-column-properties fo:break-before="auto" style:column-width="170.37mm"/>
    </style:style>
    <style:style style:name="co6" style:family="table-column">
      <style:table-column-properties fo:break-before="auto" style:column-width="26.79mm"/>
    </style:style>
    <style:style style:name="co7" style:family="table-column">
      <style:table-column-properties fo:break-before="auto" style:column-width="27.15mm"/>
    </style:style>
    <style:style style:name="co8" style:family="table-column">
      <style:table-column-properties fo:break-before="auto" style:column-width="25.74mm"/>
    </style:style>
    <style:style style:name="co9" style:family="table-column">
      <style:table-column-properties fo:break-before="auto" style:column-width="75.48mm"/>
    </style:style>
    <style:style style:name="co10" style:family="table-column">
      <style:table-column-properties fo:break-before="auto" style:column-width="119.57mm"/>
    </style:style>
    <style:style style:name="co11" style:family="table-column">
      <style:table-column-properties fo:break-before="auto" style:column-width="70.19mm"/>
    </style:style>
    <style:style style:name="co12" style:family="table-column">
      <style:table-column-properties fo:break-before="auto" style:column-width="35.97mm"/>
    </style:style>
    <style:style style:name="co13" style:family="table-column">
      <style:table-column-properties fo:break-before="auto" style:column-width="53.6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ta1" style:family="table" style:master-page-name="PageStyle_5f_Описание">
      <style:table-properties table:display="true" style:writing-mode="lr-tb"/>
    </style:style>
    <style:style style:name="ta2" style:family="table" style:master-page-name="PageStyle_5f_Данные">
      <style:table-properties table:display="true" style:writing-mode="lr-tb"/>
    </style:style>
    <style:style style:name="ta3" style:family="table" style:master-page-name="PageStyle_5f_Номера_5f_субъектов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</style:style>
    <style:style style:name="ce13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008000" fo:padding="0.71mm"/>
    </style:style>
    <style:style style:name="ce16" style:family="table-cell" style:parent-style-name="Default">
      <style:table-cell-properties fo:background-color="#008000" fo:padding="0.71m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padding="0.71mm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PT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0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0000" fo:padding="0.71mm"/>
    </style:style>
    <style:style style:name="ce45" style:family="table-cell" style:parent-style-name="Default">
      <style:table-cell-properties fo:background-color="#ff0000" fo:padding="0.71mm"/>
      <style:text-properties fo:color="#000000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PT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008000" fo:padding="0.71mm"/>
    </style:style>
    <style:style style:name="ce48" style:family="table-cell" style:parent-style-name="Default">
      <style:table-cell-properties fo:background-color="#008000" fo:padding="0.71m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Описание" table:style-name="ta1">
        <office:forms form:automatic-focus="false" form:apply-design-mode="false"/>
        <table:table-column table:style-name="co1" table:number-columns-repeated="257" table:default-cell-style-name="ce34"/>
        <table:table-column table:style-name="co1" table:number-columns-repeated="767" table:default-cell-style-name="Default"/>
        <table:table-row table:style-name="ro1">
          <table:table-cell table:style-name="ce33" office:value-type="string" calcext:value-type="string">
            <text:p>Исходная таблица для сравнения региональных категорий с федеральными на основе задач</text:p>
          </table:table-cell>
          <table:table-cell table:style-name="ce33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Пол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Метаданные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number — порядковый номер категории из Таблица_ООПТ.od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district — код федерального округ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gion — код субъекта РФ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category_name — название категори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далее задачи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sci — научные исследования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wild — сохранение участков дикой природы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iv — сохранение видов и генетического разнообразия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serv — предоставление экосистемных услуг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feat — охрана особых природных или культурных достопримечательностей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tour — туризм и рекреация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edu — образование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use — долговременная и щадящая (устойчивая) эксплуатация ресурсов природных экосистем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cult — сохранение культурных обычаев и традиций</text:p>
          </table:table-cell>
          <table:table-cell table:number-columns-repeated="1023"/>
        </table:table-row>
        <table:table-row table:style-name="ro1" table:number-rows-repeated="2">
          <table:table-cell table:style-name="ce33"/>
          <table:table-cell table:number-columns-repeated="1023"/>
        </table:table-row>
        <table:table-row table:style-name="ro1">
          <table:table-cell table:style-name="ce33" office:value-type="string" calcext:value-type="string">
            <text:p>Задачи соответствуют задачам в Table_of_tasks_of_federal_categories.od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 каждой ячейке по задачам — оценка наличия данной задачи по четырёхбалльной шкале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1 — первостепенная задач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2 — второстепенная задач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3 — потенциально выполнимая (возможная) задача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4 — задача, не применимая к данной категори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В поле с определением — оценка сходства по четырёхбалльной шкале: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3 — полное соответстви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2 — частичное соответстви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1 — потенциально возможное совпадение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0 — полное несоответствие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Данные" table:style-name="ta2">
        <office:forms form:automatic-focus="false" form:apply-design-mode="false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2"/>
        <table:table-column table:style-name="co2" table:default-cell-style-name="ce40"/>
        <table:table-column table:style-name="co6" table:default-cell-style-name="ce40"/>
        <table:table-column table:style-name="co7" table:default-cell-style-name="ce40"/>
        <table:table-column table:style-name="co2" table:default-cell-style-name="ce40"/>
        <table:table-column table:style-name="co8" table:default-cell-style-name="ce40"/>
        <table:table-column table:style-name="co2" table:number-columns-repeated="248" table:default-cell-style-name="ce40"/>
        <table:table-column table:style-name="co2" table:number-columns-repeated="767" table:default-cell-style-name="Default"/>
        <table:table-row table:style-name="ro2">
          <table:table-cell table:style-name="ce36" office:value-type="string" calcext:value-type="string">
            <text:p>number</text:p>
          </table:table-cell>
          <table:table-cell table:style-name="ce36" office:value-type="string" calcext:value-type="string">
            <text:p>district</text:p>
          </table:table-cell>
          <table:table-cell table:style-name="ce36" office:value-type="string" calcext:value-type="string">
            <text:p>region</text:p>
          </table:table-cell>
          <table:table-cell table:style-name="ce41" office:value-type="string" calcext:value-type="string">
            <text:p>category_na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serv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ult</text:p>
          </table:table-cell>
          <table:table-cell table:number-columns-repeated="1011"/>
        </table:table-row>
        <table:table-row table:style-name="ro2"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ресурсный_резерва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охраняемый_ландшаф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уникальное_озеро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зона_покоя</text:p>
          </table:table-cell>
          <table:table-cell table:style-name="ce44" table:number-columns-repeated="9"/>
          <table:table-cell table:style-name="ce45" table:number-columns-repeated="1011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рекреационно-оздоровительный_природный_комплекс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ландшафтный_природный_парк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зона_поко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прир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экологический_коридор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водно-болотное_угодье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парков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сквер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3"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питомник</text:p>
          </table:table-cell>
          <table:table-cell table:style-name="ce44" table:number-columns-repeated="4"/>
          <table:table-cell table:style-name="ce45"/>
          <table:table-cell table:style-name="ce44" table:number-columns-repeated="4"/>
          <table:table-cell table:style-name="ce45" table:number-columns-repeated="1011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охраняемый_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водно-болотное_угодье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зона_покоя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природный_объект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охраняемая_береговая_линия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памятник_садово-паркового_искусства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государственный_природный_микрозаказник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биологическая_станция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водоохранная_зона_и_прибрежная_защитная_полос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запретная_полоса_леса_расположенная_вдоль_водного_объекта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4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микрозаказни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учебно-научный_стационар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охраняемый_водный_объект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охраняемая_зелёная_зона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лесопарковая_зона_населённого_пункта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природный_ландшаф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природно-антропогенный_ландшаф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природный_микрозаказни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природный_микрорезерва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особо_охраняемая_территория_природно-исторического_назначен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особо_охраняемая_территория_водных_объектов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особо_охраняемая_территория_геологического_объекта_и_комплекса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территория_рекреационного_назначения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территория_историко-культурного_назначения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водно-болотное_угодье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лесопар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природный_комплекс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рекреационная_местность_регионального_значения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5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природный_микрозаказник_регионального_значен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природно-исторически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территория_охраняемого_ландшафта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5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рекреационная_местность_местного_значения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природно-рекреационная_местность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городско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рекреационный_участок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природная_заповедная_территор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природный_объект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государственный_природный_микрозаказни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государственный_природный_микрозаповедни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охраняемое_водно-болотное_угодье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биологическая_станция_(учебно-научный_стационар)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зелён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охраняемый_в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водоохранн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охраняемый_долин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городской_парк_и_городской_лес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text:p>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string" calcext:value-type="string">
            <text:p>природный_объект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полигон_долгосрочного_экологического_мониторинга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территория_рекреационного_назначения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4"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природный_ландшафт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ООПТ_историко-культурного_значен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5"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ООПТ_рекреационного_значен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ресурсоохранная_территория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заповедный_участок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охраняемый_природный_комплекс_(объект)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охраняемая_садово-парковая_территория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лесной_парк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памятник_ландшафтной_архитектуры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городско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парк-выставка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микрозаказник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генетический_резерват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4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городской_ле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городской_парк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курорт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мемориальное_дерево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экологический_полигон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экологические_плантации_и_питомники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string" calcext:value-type="string">
            <text:p>охраняемый_водный_объект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этноприродный_парк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лесной_генетический_резерва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природное_наследие_народов_Чувашской_республики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памятное_природное_место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зелён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эколого-рекреационная_зона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зелён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3"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охраняемый_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string" calcext:value-type="string">
            <text:p>охраняемый_природный_объект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охраняемый_ландшафт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природный_резерват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историко-природный_комплекс_и_территория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природный_культурно-мемориальный_парк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экологический_парк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парк_поселения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природная_достопримечательность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не_определено_25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территория_охраняемого_ландшафта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охраняемый_объект_природного_комплекса_населённого_пункта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string" calcext:value-type="string">
            <text:p>памятник_ландшафтного_искусства</text:p>
          </table:table-cell>
          <table:table-cell table:style-name="ce38" table:number-columns-repeated="9"/>
          <table:table-cell table:style-name="ce45" table:number-columns-repeated="1011"/>
        </table:table-row>
        <table:table-row table:style-name="ro2"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природно-исторический_комплекс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эколого-рекреационная_зона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table:number-columns-repeated="1011"/>
        </table:table-row>
        <table:table-row table:style-name="ro2"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особо_охраняемое_природное_урочище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особо_охраняемый_природный_ландшаф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особо_охраняемый_в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7" calcext:value-type="float">
            <text:p>1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эколого-рекреационная_зона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экологически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ландшафтный_парк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природно-исторический_пар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охраняемая_зелёная_зона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памятник_живой_природы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парковая_зона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сквер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58" calcext:value-type="float">
            <text:p>15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охраняемый_природный_объект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string" calcext:value-type="string">
            <text:p>охраняемый_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string" calcext:value-type="string">
            <text:p>пар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туристско-рекреационная_местность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природный_резерва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природно-культурная_местность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болотный_комплекс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пар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водно-болотное_угодье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аллея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городской_(поселковый)_парк_культуры_и_отдыха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сквер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string" calcext:value-type="string">
            <text:p>охраняемый_природный_комплекс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string" calcext:value-type="string">
            <text:p>охраняемый_природный_объект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экотуристическая_территория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охраняемы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загородны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природно-рекреационная_территория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охраняемый_культурно-рекреационный_ландшафт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охраняемая_природная_местность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4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природный_резерва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природный_комплекс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историко-ландшафт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string" calcext:value-type="string">
            <text:p>зона_историко-природного_ландшафта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парк_культуры_и_отдыха_Ивановской_области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туристско-рекреационная_местность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string" calcext:value-type="string">
            <text:p>заповедный_участок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string" calcext:value-type="string">
            <text:p>ландшафтный_памятник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string" calcext:value-type="string">
            <text:p>садово-парковый_ландшафт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string" calcext:value-type="string">
            <text:p>заповедный_участок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string" calcext:value-type="string">
            <text:p>природно-исторический_и_экологический_пар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городской_ле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городской_парк_(сквер)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памятник_садово-паркового_искусства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string" calcext:value-type="string">
            <text:p>памятник_живой_природы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туристско-рекреационная_местность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природно-культурный_комплекс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дерево-памятник_живой_природы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лесопарк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зелёная_зона_городского_и_сельского_поселения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городская_рекреационная_зона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памятник_садово-паркового_искусства</text:p>
          </table:table-cell>
          <table:table-cell table:number-columns-repeated="3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охраняемый_ландшаф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экологический_парк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иродный_микрозаповедни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особо_охраняемый_водный_объект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ибрежная_рекреационная_зона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особо_охраняемый_геологический_объект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иродный_исторический_комплекс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остранственный_экологически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иродный_рекреационный_комплекс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риродный_резерва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памятник_живой_природы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string" calcext:value-type="string">
            <text:p>ландшафтный_пар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3"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природная_рекреационная_зона</text:p>
          </table:table-cell>
          <table:table-cell table:style-name="ce44" table:number-columns-repeated="9"/>
          <table:table-cell table:style-name="ce45" table:number-columns-repeated="1011"/>
        </table:table-row>
        <table:table-row table:style-name="ro2"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болото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28" calcext:value-type="float">
            <text:p>22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водный_объект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озеро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парк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зелёная_зона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string" calcext:value-type="string">
            <text:p>не_определено_43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string" calcext:value-type="string">
            <text:p>охраняемая_зелёная_зона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охраняемая_садово-парковая_территория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охраняемая_природно-ландшафтная_территория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охраняемая_территория_занятая_особыми_деревьями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охраняемый_природный_комплекс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туристско-рекреационная_местность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природный_резерва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природно-культурная_местность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болотный_комплекс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пар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природный_ландшаф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природно-исторический_парк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экологический_парк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заповедный_участок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городской_лес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водоохранная_зона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городской_парк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памятник_живой_природы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8" office:value-type="float" office:value="252" calcext:value-type="float">
            <text:p>25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природный_историко-культурный_заказник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уникальные_лесные_насаждения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историко-культурный_и_природный_музей-заповедник</text:p>
          </table:table-cell>
          <table:table-cell table:style-name="ce45" table:number-columns-repeated="1020"/>
        </table:table-row>
        <table:table-row table:style-name="ro2"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string" calcext:value-type="string">
            <text:p>не_определено_80</text:p>
          </table:table-cell>
          <table:table-cell table:style-name="ce45" table:number-columns-repeated="1020"/>
        </table:table-row>
        <table:table-row table:style-name="ro2"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природно-антропогенный_рекреационный_комплекс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лиманно-плавневый_комплек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природная_рекреационная_зона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прибрежный_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эколого-этническая_зона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природная_достопримечательность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природная_рекреационная_зона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природная_достопримечательность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string" calcext:value-type="string">
            <text:p>рекреационная_местность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string" calcext:value-type="string">
            <text:p>природный_микрозаказник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микрозаказни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особо_охраняемый_водный_объект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охраняемая_озеленённая_и_лесная_территория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прир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заповедное_урочище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ландшафтно-рекреационный_парк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8" calcext:value-type="float">
            <text:p>27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парк-памятник_садово-паркового_искусства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зоологический_парк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природная_территория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природная_достопримечательность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string" calcext:value-type="string">
            <text:p>прибрежный_природный_комплекс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string" calcext:value-type="string">
            <text:p>лиманно-плавневый_комплек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string" calcext:value-type="string">
            <text:p>природно-рекреационная_зона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string" calcext:value-type="string">
            <text:p>природная_достопримечательность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водно-болотное_угодье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природная_заповедная_территор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4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нерестовый_массив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парк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охраняемая_береговая_линия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охраняемая_речная_система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охраняемый_природный_ландшафт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биологическая_станция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охраняемый_ландшафт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природная_достопримечательность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охраняемый_ландшафт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охраняемый_природный_объект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охраняемый_объект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1011"/>
        </table:table-row>
        <table:table-row table:style-name="ro3"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string" calcext:value-type="string">
            <text:p>не_определено_57</text:p>
          </table:table-cell>
          <table:table-cell table:style-name="ce44" table:number-columns-repeated="9"/>
          <table:table-cell table:style-name="ce45" table:number-columns-repeated="1011"/>
        </table:table-row>
        <table:table-row table:style-name="ro2"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прибрежный_природный_комплекс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ландшафтно-рекреационный_парк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парк-памятник_садово-паркового_искусства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1011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Номера_субъектов" table:style-name="ta3">
        <table:table-column table:style-name="co9" table:number-columns-repeated="3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2" table:number-columns-repeated="250" table:default-cell-style-name="ce34"/>
        <table:table-column table:style-name="co2" table:number-columns-repeated="767" table:default-cell-style-name="Default"/>
        <table:table-row table:style-name="ro7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7"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Республика Саха (Якутия)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Камчатский край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Приморский край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Хабаровский край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мурская область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Дальневосточный</text:p>
          </table:table-cell>
          <table:table-cell table:style-name="ce48" office:value-type="string" calcext:value-type="string">
            <text:p>Магаданская область</text:p>
          </table:table-cell>
          <table:table-cell table:style-name="ce48" office:value-type="string" calcext:value-type="string">
            <text:p>Дальневосточный</text:p>
          </table:table-cell>
          <table:table-cell table:style-name="ce48" office:value-type="string" calcext:value-type="string">
            <text:p>Азия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number-columns-repeated="1017"/>
        </table:table-row>
        <table:table-row table:style-name="ro7"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Сахалинская область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Еврейская автономная область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Чукотский автономный округ</text:p>
          </table:table-cell>
          <table:table-cell table:style-name="ce44" office:value-type="string" calcext:value-type="string">
            <text:p>Дальневосточны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7" calcext:value-type="float">
            <text:p>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Алтайский край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8" calcext:value-type="float">
            <text:p>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Забайкальский край</text:p>
          </table:table-cell>
          <table:table-cell table:style-name="ce47" office:value-type="string" calcext:value-type="string">
            <text:p>Восточ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9" calcext:value-type="float">
            <text:p>9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Иркутская область</text:p>
          </table:table-cell>
          <table:table-cell table:style-name="ce47" office:value-type="string" calcext:value-type="string">
            <text:p>Восточ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Кемеровская область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Дальневосточный</text:p>
          </table:table-cell>
          <table:table-cell table:style-name="ce47" office:value-type="string" calcext:value-type="string">
            <text:p>Республика Бурятия</text:p>
          </table:table-cell>
          <table:table-cell table:style-name="ce47" office:value-type="string" calcext:value-type="string">
            <text:p>Восточ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Новосибирская область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Красноярский край</text:p>
          </table:table-cell>
          <table:table-cell table:style-name="ce47" office:value-type="string" calcext:value-type="string">
            <text:p>Восточ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8"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Республика Хакасия</text:p>
          </table:table-cell>
          <table:table-cell table:style-name="ce47" office:value-type="string" calcext:value-type="string">
            <text:p>Восточ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Томская область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Сибирский</text:p>
          </table:table-cell>
          <table:table-cell table:style-name="ce47" office:value-type="string" calcext:value-type="string">
            <text:p>Омская область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Сибирский</text:p>
          </table:table-cell>
          <table:table-cell table:style-name="ce44" office:value-type="string" calcext:value-type="string">
            <text:p>Республика Алтай</text:p>
          </table:table-cell>
          <table:table-cell table:style-name="ce44" office:value-type="string" calcext:value-type="string">
            <text:p>Западно-Сибирски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Сибирский</text:p>
          </table:table-cell>
          <table:table-cell table:style-name="ce44" office:value-type="string" calcext:value-type="string">
            <text:p>Республика Тыва</text:p>
          </table:table-cell>
          <table:table-cell table:style-name="ce44" office:value-type="string" calcext:value-type="string">
            <text:p>Восточно-Сибирски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Свердловская область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Челябинская область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Тюменская область</text:p>
          </table:table-cell>
          <table:table-cell table:style-name="ce47" office:value-type="string" calcext:value-type="string">
            <text:p>Западно-Сибир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Курганская область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Азия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Уральский</text:p>
          </table:table-cell>
          <table:table-cell table:style-name="ce44" office:value-type="string" calcext:value-type="string">
            <text:p>Ханты-Мансийский автономный округ</text:p>
          </table:table-cell>
          <table:table-cell table:style-name="ce44" office:value-type="string" calcext:value-type="string">
            <text:p>Западно-Сибирски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Уральский</text:p>
          </table:table-cell>
          <table:table-cell table:style-name="ce44" office:value-type="string" calcext:value-type="string">
            <text:p>Ямало-Ненецкий автономный округ</text:p>
          </table:table-cell>
          <table:table-cell table:style-name="ce44" office:value-type="string" calcext:value-type="string">
            <text:p>Западно-Сибирский</text:p>
          </table:table-cell>
          <table:table-cell table:style-name="ce44" office:value-type="string" calcext:value-type="string">
            <text:p>Азия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Удмуртская республика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Чувашская республика</text:p>
          </table:table-cell>
          <table:table-cell table:style-name="ce47" office:value-type="string" calcext:value-type="string">
            <text:p>Волго-Вят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Республика Татарстан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Кировская область</text:p>
          </table:table-cell>
          <table:table-cell table:style-name="ce47" office:value-type="string" calcext:value-type="string">
            <text:p>Волго-Вят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Пермский край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Нижегородская область</text:p>
          </table:table-cell>
          <table:table-cell table:style-name="ce47" office:value-type="string" calcext:value-type="string">
            <text:p>Волго-Вят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Оренбургская область</text:p>
          </table:table-cell>
          <table:table-cell table:style-name="ce47" office:value-type="string" calcext:value-type="string">
            <text:p>Ураль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Самарская область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Саратовская область 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Ульяновская область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Приволжский</text:p>
          </table:table-cell>
          <table:table-cell table:style-name="ce44" office:value-type="string" calcext:value-type="string">
            <text:p>Республика Башкортостан</text:p>
          </table:table-cell>
          <table:table-cell table:style-name="ce44" office:value-type="string" calcext:value-type="string">
            <text:p>Ураль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Приволжский</text:p>
          </table:table-cell>
          <table:table-cell table:style-name="ce44" office:value-type="string" calcext:value-type="string">
            <text:p>Республика Мордовия</text:p>
          </table:table-cell>
          <table:table-cell table:style-name="ce44" office:value-type="string" calcext:value-type="string">
            <text:p>Волго-Вят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Приволжский</text:p>
          </table:table-cell>
          <table:table-cell table:style-name="ce47" office:value-type="string" calcext:value-type="string">
            <text:p>Республика Марий Эл</text:p>
          </table:table-cell>
          <table:table-cell table:style-name="ce47" office:value-type="string" calcext:value-type="string">
            <text:p>Волго-Вят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Приволжский</text:p>
          </table:table-cell>
          <table:table-cell table:style-name="ce44" office:value-type="string" calcext:value-type="string">
            <text:p>Пензенская область</text:p>
          </table:table-cell>
          <table:table-cell table:style-name="ce44" office:value-type="string" calcext:value-type="string">
            <text:p>Поволж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Архангельская область</text:p>
          </table:table-cell>
          <table:table-cell table:style-name="ce47" office:value-type="string" calcext:value-type="string">
            <text:p>Север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Вологодская область</text:p>
          </table:table-cell>
          <table:table-cell table:style-name="ce47" office:value-type="string" calcext:value-type="string">
            <text:p>Север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Калининградская область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Ленинградская область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Мурманская область</text:p>
          </table:table-cell>
          <table:table-cell table:style-name="ce47" office:value-type="string" calcext:value-type="string">
            <text:p>Север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Республика Карелия</text:p>
          </table:table-cell>
          <table:table-cell table:style-name="ce47" office:value-type="string" calcext:value-type="string">
            <text:p>Север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71" calcext:value-type="float">
            <text:p>7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Республика Коми</text:p>
          </table:table-cell>
          <table:table-cell table:style-name="ce47" office:value-type="string" calcext:value-type="string">
            <text:p>Север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Новгородская область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Псковская область</text:p>
          </table:table-cell>
          <table:table-cell table:style-name="ce47" office:value-type="string" calcext:value-type="string">
            <text:p>Северо-Запад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Северо-Западный</text:p>
          </table:table-cell>
          <table:table-cell table:style-name="ce44" office:value-type="string" calcext:value-type="string">
            <text:p>Город федерального значения Санкт-Петербург</text:p>
          </table:table-cell>
          <table:table-cell table:style-name="ce44" office:value-type="string" calcext:value-type="string">
            <text:p>Северо-Западны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Северо-Западный</text:p>
          </table:table-cell>
          <table:table-cell table:style-name="ce44" office:value-type="string" calcext:value-type="string">
            <text:p>Ненецкий автономный округ</text:p>
          </table:table-cell>
          <table:table-cell table:style-name="ce44" office:value-type="string" calcext:value-type="string">
            <text:p>Северны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Центральный</text:p>
          </table:table-cell>
          <table:table-cell table:style-name="ce48" office:value-type="string" calcext:value-type="string">
            <text:p>Владимирская область</text:p>
          </table:table-cell>
          <table:table-cell table:style-name="ce48" office:value-type="string" calcext:value-type="string">
            <text:p>Центральный</text:p>
          </table:table-cell>
          <table:table-cell table:style-name="ce48" office:value-type="string" calcext:value-type="string">
            <text:p>Европа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number-columns-repeated="1017"/>
        </table:table-row>
        <table:table-row table:style-name="ro7"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Иванов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Центральный</text:p>
          </table:table-cell>
          <table:table-cell table:style-name="ce48" office:value-type="string" calcext:value-type="string">
            <text:p>Воронежская область</text:p>
          </table:table-cell>
          <table:table-cell table:style-name="ce48" office:value-type="string" calcext:value-type="string">
            <text:p>Центрально-Чернозёмный</text:p>
          </table:table-cell>
          <table:table-cell table:style-name="ce48" office:value-type="string" calcext:value-type="string">
            <text:p>Европа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number-columns-repeated="1017"/>
        </table:table-row>
        <table:table-row table:style-name="ro7"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Брян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Калуж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Костром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Липецкая область</text:p>
          </table:table-cell>
          <table:table-cell table:style-name="ce47" office:value-type="string" calcext:value-type="string">
            <text:p>Центрально-Чернозём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Москов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Тамбовская область</text:p>
          </table:table-cell>
          <table:table-cell table:style-name="ce47" office:value-type="string" calcext:value-type="string">
            <text:p>Центрально-Чернозём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Твер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Ярослав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Город федерального значения Москва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Центральный</text:p>
          </table:table-cell>
          <table:table-cell table:style-name="ce44" office:value-type="string" calcext:value-type="string">
            <text:p>Белгородская область</text:p>
          </table:table-cell>
          <table:table-cell table:style-name="ce44" office:value-type="string" calcext:value-type="string">
            <text:p>Центрально-Чернозёмны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8">
          <table:table-cell table:style-name="ce47" office:value-type="float" office:value="77" calcext:value-type="float">
            <text:p>7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Курская область</text:p>
          </table:table-cell>
          <table:table-cell table:style-name="ce47" office:value-type="string" calcext:value-type="string">
            <text:p>Центрально-Чернозём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Центральный</text:p>
          </table:table-cell>
          <table:table-cell table:style-name="ce44" office:value-type="string" calcext:value-type="string">
            <text:p>Орловская область</text:p>
          </table:table-cell>
          <table:table-cell table:style-name="ce44" office:value-type="string" calcext:value-type="string">
            <text:p>Центральны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2"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Центральный</text:p>
          </table:table-cell>
          <table:table-cell table:style-name="ce44" office:value-type="string" calcext:value-type="string">
            <text:p>Рязанская область</text:p>
          </table:table-cell>
          <table:table-cell table:style-name="ce44" office:value-type="string" calcext:value-type="string">
            <text:p>Центральны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80" calcext:value-type="float">
            <text:p>8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Смолен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Тульская область</text:p>
          </table:table-cell>
          <table:table-cell table:style-name="ce47" office:value-type="string" calcext:value-type="string">
            <text:p>Центральны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Республика Дагестан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Республика Северная Осетия - Алания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Чеченская республика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1" calcext:value-type="float">
            <text:p>51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Ставропольский край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Республика Ингушетия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Кабардино-Балкарская республика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Карачаево-Черкесская республика</text:p>
          </table:table-cell>
          <table:table-cell table:style-name="ce44" office:value-type="string" calcext:value-type="string">
            <text:p>Северо-Кавказ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Республика Адыгея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Республика Крым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Краснодарский край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Астраханская область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Волгоградская область</text:p>
          </table:table-cell>
          <table:table-cell table:style-name="ce47" office:value-type="string" calcext:value-type="string">
            <text:p>Поволж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1" calcext:value-type="float">
            <text:p>1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Ростовская область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Южный</text:p>
          </table:table-cell>
          <table:table-cell table:style-name="ce47" office:value-type="string" calcext:value-type="string">
            <text:p>Город федерального значения Севастополь</text:p>
          </table:table-cell>
          <table:table-cell table:style-name="ce47" office:value-type="string" calcext:value-type="string">
            <text:p>Северо-Кавказский</text:p>
          </table:table-cell>
          <table:table-cell table:style-name="ce47" office:value-type="string" calcext:value-type="string">
            <text:p>Европа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1017"/>
        </table:table-row>
        <table:table-row table:style-name="ro7"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Южный</text:p>
          </table:table-cell>
          <table:table-cell table:style-name="ce44" office:value-type="string" calcext:value-type="string">
            <text:p>Республика Калмыкия</text:p>
          </table:table-cell>
          <table:table-cell table:style-name="ce44" office:value-type="string" calcext:value-type="string">
            <text:p>Поволжский</text:p>
          </table:table-cell>
          <table:table-cell table:style-name="ce44" office:value-type="string" calcext:value-type="string">
            <text:p>Европа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number-columns-repeated="1017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₽</number:text>
    </number:number-style>
    <number:number-style style:name="N111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4P2" style:volatile="true">
      <loext:text> </loext:text>
      <loext:fill-character> </loext:fill-character>
      <number:text>- ₽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7.62mm" fo:margin-bottom="7.62mm" fo:margin-left="17.78mm" fo:margin-right="17.78mm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3:10.6280731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Описание" style:display-name="PageStyle_Описание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омера_5f_субъектов" style:display-name="PageStyle_Номера_субъектов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06:30.478605949</meta:creation-date>
    <meta:generator>LibreOffice/6.2.4.2$Linux_X86_64 LibreOffice_project/20$Build-2</meta:generator>
    <meta:editing-cycles>1</meta:editing-cycles>
    <meta:editing-duration>P0D</meta:editing-duration>
    <meta:document-statistic meta:table-count="3" meta:cell-count="3819" meta:object-count="0"/>
  </office:meta>
</office:document-meta>
</file>